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d76e" officeooo:paragraph-rsid="001fd76e"/>
    </style:style>
    <style:style style:name="T1" style:family="text">
      <style:text-properties officeooo:rsid="00207e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ookmark(</text:span><text:bookmark-start text:name="BookmarkNonHidden" loext:hidden="false" loext:condition=""/><text:span text:style-name="T1">bookmarked visible text, part-1 with </text:span><text:span text:style-name="T1">Inner bookmark(</text:span><text:bookmark-start text:name="BookmarkHidden" loext:hidden="true" loext:condition=""/><text:span text:style-name="T1"> hidden text by inner bookmark </text:span><text:bookmark-end text:name="BookmarkHidden"/><text:span text:style-name="T1">) </text:span><text:span text:style-name="T1"> bookmarked visible text, part-2 </text:span><text:bookmark-end text:name="BookmarkNonHidden"/><text:span text:style-name="T1">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3:59:07.354000000</meta:creation-date>
    <dc:date>2018-02-08T10:19:15.746000000</dc:date>
    <meta:editing-duration>PT17M35S</meta:editing-duration>
    <meta:editing-cycles>14</meta:editing-cycles>
    <meta:generator>LibreOfficeDev/6.1.0.0.alpha0$Windows_x86 LibreOffice_project/74e87d6031ce84be204c380b90ca0338c318a918</meta:generator>
    <meta:document-statistic meta:table-count="0" meta:image-count="0" meta:object-count="0" meta:page-count="1" meta:paragraph-count="4" meta:word-count="27" meta:character-count="181" meta:non-whitespace-character-count="158"/>
  </office:meta>
</office:document-meta>
</file>